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10/04/2026 15:09:21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192">
            <text:p>30419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0.87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224">
            <text:p>0,034</text:p>
          </table:table-cell>
          <table:table-cell table:style-name="ce12N2" office:value-type="float" office:value="3.84">
            <text:p>3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46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29.85">
            <text:p>29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5087112790234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16">
            <text:p>30421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0.8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8.32">
            <text:p>738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556">
            <text:p>0,012</text:p>
          </table:table-cell>
          <table:table-cell table:style-name="ce12N2" office:value-type="float" office:value="1.23">
            <text:p>1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38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45.06">
            <text:p>45,06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48.53">
            <text:p>48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5084815857629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5">
            <text:p>3042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3.98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34">
            <text:p>0,046</text:p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71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481.01">
            <text:p>481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398214037997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60">
            <text:p>304260</text:p>
          </table:table-cell>
          <table:table-cell table:style-name="ce0" table:number-columns-spanned="4" table:number-rows-spanned="1" office:value-type="string" calcext:value-type="string">
            <text:p>37.759 - SKYLIGHT COMERCIO E IMPORTACAO LTDA</text:p>
          </table:table-cell>
          <table:covered-table-cell table:number-columns-repeated="3"/>
          <table:table-cell table:style-name="ce0" office:value-type="string" calcext:value-type="string">
            <text:p>11.5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46">
            <text:p>143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10.67">
            <text:p>1310,6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127.79">
            <text:p>127,79</text:p>
          </table:table-cell>
          <table:table-cell table:style-name="ce12N2" office:value-type="float" office:value="1310.67">
            <text:p>1310,67</text:p>
          </table:table-cell>
          <table:table-cell table:style-name="ce12N2" office:value-type="float" office:value="52.43">
            <text:p>52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281150880001065500100001153810562807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61">
            <text:p>304261</text:p>
          </table:table-cell>
          <table:table-cell table:style-name="ce0" table:number-columns-spanned="4" table:number-rows-spanned="1" office:value-type="string" calcext:value-type="string">
            <text:p>37.759 - SKYLIGHT COMERCIO E IMPORTACAO LTDA</text:p>
          </table:table-cell>
          <table:covered-table-cell table:number-columns-repeated="3"/>
          <table:table-cell table:style-name="ce0" office:value-type="string" calcext:value-type="string">
            <text:p>11.5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98.08">
            <text:p>179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38.34">
            <text:p>1638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9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159.74">
            <text:p>159,74</text:p>
          </table:table-cell>
          <table:table-cell table:style-name="ce12N2" office:value-type="float" office:value="1638.34">
            <text:p>1638,34</text:p>
          </table:table-cell>
          <table:table-cell table:style-name="ce12N2" office:value-type="float" office:value="65.53">
            <text:p>65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281150880001065500100001153710561199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43">
            <text:p>30434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1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896">
            <text:p>0,050</text:p>
          </table:table-cell>
          <table:table-cell table:style-name="ce12N2" office:value-type="float" office:value="1.72">
            <text:p>1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88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230.2">
            <text:p>230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16515077197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0">
            <text:p>30439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6.19">
            <text:p>49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76.99">
            <text:p>476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4397">
            <text:p>0,104</text:p>
          </table:table-cell>
          <table:table-cell table:style-name="ce12N2" office:value-type="float" office:value="1.66">
            <text:p>1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96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476.99">
            <text:p>476,99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71840993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7">
            <text:p>3044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6.70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9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63.66">
            <text:p>63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67081131978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3">
            <text:p>304503</text:p>
          </table:table-cell>
          <table:table-cell table:style-name="ce0" table:number-columns-spanned="4" table:number-rows-spanned="1" office:value-type="string" calcext:value-type="string">
            <text:p>2.925 - MOHAWK REVESTIMENTOS COCAL DO SUL LTDA</text:p>
          </table:table-cell>
          <table:covered-table-cell table:number-columns-repeated="3"/>
          <table:table-cell table:style-name="ce0" office:value-type="string" calcext:value-type="string">
            <text:p>1.377.0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33.3">
            <text:p>33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314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792.02">
            <text:p>792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65325380030055500100137704110011070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20">
            <text:p>304520</text:p>
          </table:table-cell>
          <table:table-cell table:style-name="ce0" table:number-columns-spanned="4" table:number-rows-spanned="1" office:value-type="string" calcext:value-type="string">
            <text:p>3.101 - INDUSTRIA E COMERCIO DE MOLDURAS SANTA LUZIA LTDA</text:p>
          </table:table-cell>
          <table:covered-table-cell table:number-columns-repeated="3"/>
          <table:table-cell table:style-name="ce0" office:value-type="string" calcext:value-type="string">
            <text:p>139.145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4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70.46">
            <text:p>6870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870.46">
            <text:p>6870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44">
            <text:p>0,046</text:p>
          </table:table-cell>
          <table:table-cell table:style-name="ce12N2" office:value-type="float" office:value="25.27">
            <text:p>25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70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870.46">
            <text:p>6870,46</text:p>
          </table:table-cell>
          <table:table-cell table:style-name="ce12N2" office:value-type="float" office:value="480.93">
            <text:p>480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138.3">
            <text:p>138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6.685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02/04/2026</text:p>
          </table:table-cell>
          <table:table-cell table:style-name="ce12" office:value-type="string" calcext:value-type="string">
            <text:p>138,30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42260375821546000102550040001391451614982040</text:p>
          </table:table-cell>
          <table:table-cell table:style-name="ce0" office:value-type="string" calcext:value-type="string">
            <text:p>35260411389565000200570050003966851001240602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61">
            <text:p>304561</text:p>
          </table:table-cell>
          <table:table-cell table:style-name="ce0" table:number-columns-spanned="4" table:number-rows-spanned="1" office:value-type="string" calcext:value-type="string">
            <text:p>26.123 - RUBINETTOS ACABAMENTOS EXCLUSIVOS LTDA</text:p>
          </table:table-cell>
          <table:covered-table-cell table:number-columns-repeated="3"/>
          <table:table-cell table:style-name="ce0" office:value-type="string" calcext:value-type="string">
            <text:p>64.3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68">
            <text:p>0,003</text:p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46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101.24">
            <text:p>101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868954480001365500100006432411137489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4">
            <text:p>3046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5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74">
            <text:p>0,004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3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56.22">
            <text:p>5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54812125659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9">
            <text:p>3046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9.19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527">
            <text:p>0,008</text:p>
          </table:table-cell>
          <table:table-cell table:style-name="ce12N2" office:value-type="float" office:value="1.57">
            <text:p>1,5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82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33.75">
            <text:p>33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91911082827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0">
            <text:p>3046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598.9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557">
            <text:p>0,001</text:p>
          </table:table-cell>
          <table:table-cell table:style-name="ce12N2" office:value-type="float" office:value="0.4">
            <text:p>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7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27.84">
            <text:p>2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59898410863803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1">
            <text:p>3046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1.00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9">
            <text:p>0,007</text:p>
          </table:table-cell>
          <table:table-cell table:style-name="ce12N2" office:value-type="float" office:value="1.03">
            <text:p>1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5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11.58">
            <text:p>1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100411704065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92">
            <text:p>304792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1.8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56">
            <text:p>0,026</text:p>
          </table:table-cell>
          <table:table-cell table:style-name="ce12N2" office:value-type="float" office:value="5.8">
            <text:p>5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98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48.92">
            <text:p>48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182311073415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1">
            <text:p>304801</text:p>
          </table:table-cell>
          <table:table-cell table:style-name="ce0" table:number-columns-spanned="4" table:number-rows-spanned="1" office:value-type="string" calcext:value-type="string">
            <text:p>16.540 - LEXXA METAIS SANITARIOS LTDA</text:p>
          </table:table-cell>
          <table:covered-table-cell table:number-columns-repeated="3"/>
          <table:table-cell table:style-name="ce0" office:value-type="string" calcext:value-type="string">
            <text:p>10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80.76">
            <text:p>1680,76</text:p>
          </table:table-cell>
          <table:table-cell table:style-name="ce12N2" office:value-type="float" office:value="159">
            <text:p>159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9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73.59">
            <text:p>7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07002210002535500100001076418452849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10">
            <text:p>30481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89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6536">
            <text:p>0,137</text:p>
          </table:table-cell>
          <table:table-cell table:style-name="ce12N2" office:value-type="float" office:value="24">
            <text:p>24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720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610.43">
            <text:p>61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8931151164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80">
            <text:p>304880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242">
            <text:p>25242,00</text:p>
          </table:table-cell>
          <table:table-cell table:style-name="ce12N2" office:value-type="float" office:value="5811.05">
            <text:p>5811,05</text:p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8810.6">
            <text:p>2881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24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242.45">
            <text:p>2242,45</text:p>
          </table:table-cell>
          <table:table-cell table:style-name="ce12N2" office:value-type="float" office:value="22999.55">
            <text:p>22999,55</text:p>
          </table:table-cell>
          <table:table-cell table:style-name="ce12N2" office:value-type="float" office:value="919.96">
            <text:p>91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610003161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19">
            <text:p>19,00</text:p>
          </table:table-cell>
          <table:table-cell table:style-name="ce26N2" office:value-type="float" office:value="5811.05">
            <text:p>5811,05</text:p>
          </table:table-cell>
          <table:table-cell table:style-name="ce26N2" office:value-type="float" office:value="159">
            <text:p>159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2594.24">
            <text:p>2594,24</text:p>
          </table:table-cell>
          <table:table-cell table:style-name="ce26N2" office:value-type="float" office:value="71673.42">
            <text:p>71673,42</text:p>
          </table:table-cell>
          <table:table-cell table:style-name="ce26N2" office:value-type="float" office:value="4152.23">
            <text:p>4152,2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38.3">
            <text:p>138,30</text:p>
          </table:table-cell>
          <table:table-cell table:style-name="ce26N2" office:value-type="float" office:value="74267.66">
            <text:p>74267,6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0.477439">
            <text:p>0,477</text:p>
          </table:table-cell>
          <table:table-cell table:style-name="ce26N2" office:value-type="float" office:value="77325.47">
            <text:p>77325,47</text:p>
          </table:table-cell>
          <table:table-cell table:style-name="ce26N2" office:value-type="float" office:value="74267.66">
            <text:p>74267,6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121.62">
            <text:p>121,6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61.46">
            <text:p>61,4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8" meta:object-count="0"/>
    <meta:generator>LibreOffice/4.3.0.4$Windows_x86 LibreOffice_project/62ad5818884a2fc2e5780dd45466868d41009ec0</meta:generator>
  </office:meta>
</office:document-meta>
</file>